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f21" officeooo:paragraph-rsid="00071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tema <text:s/>17/04</text:p>
      <text:p text:style-name="P1">O problema 24/04</text:p>
      <text:p text:style-name="P1">Revisão bibliográfica 05/05</text:p>
      <text:p text:style-name="P1">Introdução 10/05</text:p>
      <text:p text:style-name="P1">Objetivos <text:s/>12/05</text:p>
      <text:p text:style-name="P1">Justificativa 17/05</text:p>
      <text:p text:style-name="P1">Método de pesquisa 24/05</text:p>
      <text:p text:style-name="P1">Metodologia de pesquisa 31/05</text:p>
      <text:p text:style-name="P1">Resultados esperados 05/06</text:p>
      <text:p text:style-name="P1">Conclusão 13/06</text:p>
      <text:p text:style-name="P1">Discussão dos resultados 16/06</text:p>
      <text:p text:style-name="P1">Ameaças à validade 20/06</text:p>
      <text:p text:style-name="P1">Trabalhos futuros 24/06</text:p>
      <text:p text:style-name="P1">Titulo 26/06</text:p>
      <text:p text:style-name="P1">Resumo 30/06</text:p>
      <text:p text:style-name="P1">Abstract 03/07</text:p>
      <text:p text:style-name="P1">Referências 07/07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38:30.280375445</meta:creation-date>
    <dc:date>2019-04-10T10:57:24.112304871</dc:date>
    <meta:editing-duration>PT18M56S</meta:editing-duration>
    <meta:editing-cycles>1</meta:editing-cycles>
    <meta:document-statistic meta:table-count="0" meta:image-count="0" meta:object-count="0" meta:page-count="1" meta:paragraph-count="18" meta:word-count="47" meta:character-count="334" meta:non-whitespace-character-count="301"/>
    <meta:generator>LibreOffice/6.0.7.3$Linux_X86_64 LibreOffice_project/00m0$Build-3</meta:generator>
  </office:meta>
</office:document-meta>
</file>